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LiberationSerif-Bold" fo:font-size="16pt" fo:font-weight="bold" style:font-name-asian="LiberationSerif-Bold" style:font-size-asian="16pt" style:font-weight-asian="bold" style:font-name-complex="LiberationSerif-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8" style:family="paragraph" style:parent-style-name="Standard" style:list-style-name="L1">
      <style:paragraph-properties fo:text-align="start" style:justify-single-word="false" style:text-autospace="none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style:font-name="Times New Roman1" fo:font-size="16pt" fo:language="en" fo:country="US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en" fo:country="US" style:font-size-asian="16pt" style:font-size-complex="16pt"/>
    </style:style>
    <style:style style:name="T5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іністерство освіти і науки України</text:p>
      <text:p text:style-name="P5">Національний університет «Львівська політехніка»</text:p>
      <text:p text:style-name="P5">Інститут комп’ютерних наук та інформаційних технологій</text:p>
      <text:p text:style-name="P5">кафедра систем штучного інтелекту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ЗВІТ</text:p>
      <text:p text:style-name="P2">Про виконання лабораторної роботи № <text:span text:style-name="T5">3</text:span></text:p>
      <text:p text:style-name="P2">з дисципліни </text:p>
      <text:p text:style-name="P2">організація баз даних та знань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>Виконав</text:p>
      <text:p text:style-name="P1">студент групи кн 209</text:p>
      <text:p text:style-name="P1">Богатько Святослав</text:p>
      <text:p text:style-name="P1">викладач</text:p>
      <text:p text:style-name="P1">Мельникова Н І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Хід роботи.</text:p>
      <text:p text:style-name="P3">Виконаємо команди: SHOW TABLES; DESCRIBE FILE. </text:p>
      <text:p text:style-name="P3">Виконаємо такі операції над схемою бази даних.</text:p>
      <text:list xml:id="list3722986679417628124" text:style-name="L1">
        <text:list-item>
          <text:p text:style-name="P7"><text:s/>Вилучимо і змінимо поля в таблиці <text:span text:style-name="T1">passenger</text:span>. </text:p>
        </text:list-item>
        <text:list-item>
          <text:p text:style-name="P7"><text:s/>Змінимо поле в таблиці . </text:p>
        </text:list-item>
        <text:list-item>
          <text:p text:style-name="P7"><text:s/>Додамо поле і нове обмеження унікальності до таблиціMessage.</text:p>
        </text:list-item>
        <text:list-item>
          <text:p text:style-name="P7">Змінимо тип обмеження цілісності для зв’язкуfile_message. </text:p>
          <text:p text:style-name="P7"><text:span text:style-name="T1">1 </text:span>Видалення поля і зміна розмірності поля в таблиці File: ALTER TABLE <text:span text:style-name="T1">RAILWAY</text:span>.<text:span text:style-name="T1">PASSENGER</text:span></text:p>
          <text:p text:style-name="P7">DROP COLUMN <text:span text:style-name="T1">age</text:span>, </text:p>
          <text:p text:style-name="P7">MODIFY COLUMN <text:s/><text:span text:style-name="T1">NAME varchar</text:span>(22) NULL;</text:p>
          <text:p text:style-name="P8"><text:span text:style-name="T2">2</text:span><text:span text:style-name="T3">. Зробимо поле Name в таблиці Author необов’язковим, і змінимо його розмірність:</text:span></text:p>
          <text:p text:style-name="P8"><text:span text:style-name="T3"><text:s/>ALTER TABLE </text:span><text:span text:style-name="T4">RAILWAY</text:span><text:span text:style-name="T3">.</text:span><text:span text:style-name="T4">PASSENGER</text:span></text:p>
          <text:p text:style-name="P9"><text:s/>MODIFY COLUMNname CHAR(60) NULL; </text:p>
          <text:p text:style-name="P8"><text:span text:style-name="T4">3. </text:span><text:span text:style-name="T3">Додамо до таблиці Message поле versionID, яке дозволить зберігати різні версії одного і того ж повідомлення. Спочатку змінимо поле messageID, забравши лічильник (властивість auto_increment). </text:span></text:p>
          <text:p text:style-name="P8"><text:span text:style-name="T3"><text:s/>ALTER TABLE </text:span><text:span text:style-name="T4">RAILWAY</text:span><text:span text:style-name="T3">.</text:span><text:span text:style-name="T4">PASSENGER</text:span></text:p>
          <text:p text:style-name="P9"><text:s/>MODIFY ID INT(32) UNSIGNED NOT NULL, </text:p>
          <text:p text:style-name="P8"><text:span text:style-name="T3">ADD COLUMN </text:span><text:span text:style-name="T4">PHONE</text:span><text:span text:style-name="T3"> INT(32) UNSIGNED UNSIGNED NOT NULL AFTER ID,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3T21:04:37.02</meta:creation-date>
    <dc:date>2020-02-24T15:55:03.95</dc:date>
    <meta:editing-duration>PT3H23M6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2" meta:paragraph-count="30" meta:word-count="173" meta:character-count="1234"/>
  </office:meta>
</office:document-meta>
</file>